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f2187" officeooo:paragraph-rsid="001397cd"/>
    </style:style>
    <style:style style:name="T1" style:family="text">
      <style:text-properties officeooo:rsid="0010676d"/>
    </style:style>
    <style:style style:name="T2" style:family="text">
      <style:text-properties officeooo:rsid="0012b854"/>
    </style:style>
    <style:style style:name="T3" style:family="text">
      <style:text-properties officeooo:rsid="001397c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|-------------------------------------------------|<text:line-break/>| <text:s/>|---------------------------------------------| <text:s/>|<text:line-break/>| <text:s/>| <text:s text:c="59"/>| <text:s/>|<text:line-break/>| <text:s/><text:span text:style-name="T1">| <text:s text:c="17"/></text:span><text:s text:c="42"/>| <text:s/>|<text:line-break/>| <text:s/>|---------------------------------------------| <text:s/>|<text:line-break/>|------------| <text:s/>|-&lt;<text:span text:style-name="T2">Item Properties&gt;---------------</text:span>|<text:line-break/>| <text:s text:c="15"/>| <text:s/><text:span text:style-name="T3">| </text:span>|-&lt;<text:span text:style-name="T2">Item &lt;</text:span><text:span text:style-name="T3">name&gt;</text:span><text:span text:style-name="T2">&gt;---</text:span>------------| <text:s/>|<text:line-break/>| <text:s text:c="15"/>| <text:s/><text:span text:style-name="T3">| </text:span>| <text:s text:c="46"/>| <text:s/>|<text:line-break/>| <text:s text:c="15"/>| <text:s/><text:span text:style-name="T3">| </text:span>| <text:s text:c="46"/>| <text:s/>|<text:line-break/>| <text:s text:c="15"/>| <text:s/><text:span text:style-name="T3">| </text:span>|-----------------------------------| <text:s/>|<text:line-break/>| <text:s text:c="15"/>| <text:s text:c="53"/>|<text:line-break/>| <text:s text:c="15"/>| <text:s/><text:span text:style-name="T3">| </text:span>|-&lt;<text:span text:style-name="T2">Item Properties&gt;</text:span>------------| <text:s/>|<text:line-break/>| <text:s text:c="15"/>| <text:s/><text:span text:style-name="T3">| </text:span>| <text:s text:c="46"/>| <text:s/>|<text:line-break/>| <text:s text:c="15"/>| <text:s/><text:span text:style-name="T3">| </text:span>| <text:s text:c="46"/>| <text:s/>|<text:line-break/>| <text:s text:c="15"/>| <text:s/><text:span text:style-name="T3">| </text:span>|-----------------------------------| <text:s/>|<text:line-break/>| <text:s text:c="15"/>| <text:s text:c="47"/>|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06T09:49:41.850403400</meta:creation-date>
    <dc:date>2025-11-06T10:01:20.782057600</dc:date>
    <meta:editing-duration>PT11M36S</meta:editing-duration>
    <meta:editing-cycles>7</meta:editing-cycles>
    <meta:generator>LibreOffice/25.2.6.2$Windows_X86_64 LibreOffice_project/729c5bfe710f5eb71ed3bbde9e06a6065e9c6c5d</meta:generator>
    <meta:document-statistic meta:table-count="0" meta:image-count="0" meta:object-count="0" meta:page-count="1" meta:paragraph-count="1" meta:word-count="79" meta:character-count="1032" meta:non-whitespace-character-count="386"/>
  </office:meta>
</office:document-meta>
</file>